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3.4327in"/>
    </style:style>
    <style:style style:name="co4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>
            <text:p>person</text:p>
          </table:table-cell>
          <table:table-cell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context</text:p>
          </table:table-cell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15">
            <text:p>01/15/12</text:p>
          </table:table-cell>
          <table:table-cell office:value-type="string">
            <text:p>Converting the git repo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25">
            <text:p>01/25/12</text:p>
          </table:table-cell>
          <table:table-cell office:value-type="string">
            <text:p>Architecture meeting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table:style-name="ce1" office:value-type="date" office:date-value="2012-01-25">
            <text:p>01/25/12</text:p>
          </table:table-cell>
          <table:table-cell office:value-type="string">
            <text:p>id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27">
            <text:p>01/27/12</text:p>
          </table:table-cell>
          <table:table-cell office:value-type="string">
            <text:p>Making an indexhibit clone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2-02">
            <text:p>02/02/12</text:p>
          </table:table-cell>
          <table:table-cell office:value-type="string">
            <text:p>Start of the git viewer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table:style-name="ce1" office:value-type="date" office:date-value="2012-01-30">
            <text:p>01/30/12</text:p>
          </table:table-cell>
          <table:table-cell office:value-type="string">
            <text:p>Temporary front-page restyle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table:style-name="ce1" office:value-type="date" office:date-value="2012-09-02">
            <text:p>09/02/12</text:p>
          </table:table-cell>
          <table:table-cell office:value-type="string">
            <text:p>Visual git view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table:style-name="ce1" office:value-type="date" office:date-value="2012-10-02">
            <text:p>10/02/12</text:p>
          </table:table-cell>
          <table:table-cell office:value-type="string">
            <text:p>Visual git viewer</text:p>
          </table:table-cell>
          <table:table-cell office:value-type="float" office:value="10.5">
            <text:p>10.5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table:style-name="ce1" office:value-type="string">
            <text:p>13/02/2012</text:p>
          </table:table-cell>
          <table:table-cell office:value-type="string">
            <text:p>Visual git viewer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14/02/2012</text:p>
          </table:table-cell>
          <table:table-cell office:value-type="string">
            <text:p>Visual git viewer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15/02/2012</text:p>
          </table:table-cell>
          <table:table-cell office:value-type="string">
            <text:p>Visual git view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16/02/2012</text:p>
          </table:table-cell>
          <table:table-cell office:value-type="string">
            <text:p>Visual git viewer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25/02/2012</text:p>
          </table:table-cell>
          <table:table-cell office:value-type="string">
            <text:p>Visual git viewer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28/02/2012</text:p>
          </table:table-cell>
          <table:table-cell office:value-type="string">
            <text:p>Visual git viewer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table:style-name="ce1" office:value-type="date" office:date-value="2012-01-03">
            <text:p>01/03/12</text:p>
          </table:table-cell>
          <table:table-cell office:value-type="string">
            <text:p>Visual git viewer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table:formula="of:=SUM([.D1:.D18])" office:value-type="float" office:value="60.5">
            <text:p>60.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f we want to go for €30/hour we still have</text:p>
          </table:table-cell>
          <table:table-cell table:formula="of:=(1780/30)-[.D19]" office:value-type="float" office:value="-1.16666666666666">
            <text:p>-1.17</text:p>
          </table:table-cell>
          <table:table-cell office:value-type="string">
            <text:p>hou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6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4:52:18</meta:creation-date>
    <dc:date>2012-03-06T16:47:46</dc:date>
    <meta:editing-duration>PT41M53S</meta:editing-duration>
    <meta:editing-cycles>4</meta:editing-cycles>
    <meta:generator>LibreOffice/3.4$Linux LibreOffice_project/340m1$Build-502</meta:generator>
    <meta:document-statistic meta:table-count="3" meta:cell-count="69" meta:object-count="0"/>
  </office:meta>
</office:document-meta>
</file>